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69c86cb" officeooo:paragraph-rsid="069c86cb"/>
    </style:style>
    <style:style style:name="P2" style:family="paragraph" style:parent-style-name="Text_20_body">
      <style:text-properties fo:font-weight="normal" officeooo:rsid="06e767fa" officeooo:paragraph-rsid="0705ec85" style:font-weight-asian="normal" style:font-weight-complex="normal"/>
    </style:style>
    <style:style style:name="P3" style:family="paragraph" style:parent-style-name="Text_20_body">
      <style:text-properties officeooo:paragraph-rsid="0703e483"/>
    </style:style>
    <style:style style:name="P4" style:family="paragraph" style:parent-style-name="Text_20_body">
      <style:text-properties officeooo:paragraph-rsid="0705ec85"/>
    </style:style>
    <style:style style:name="P5" style:family="paragraph" style:parent-style-name="Text_20_body">
      <style:text-properties officeooo:rsid="07035512" officeooo:paragraph-rsid="0703e483"/>
    </style:style>
    <style:style style:name="P6" style:family="paragraph" style:parent-style-name="Text_20_body">
      <style:text-properties officeooo:paragraph-rsid="07074904"/>
    </style:style>
    <style:style style:name="P7" style:family="paragraph" style:parent-style-name="Text_20_body" style:master-page-name="Standard">
      <style:paragraph-properties style:page-number="auto"/>
      <style:text-properties fo:font-weight="normal" officeooo:rsid="06e767fa" officeooo:paragraph-rsid="0705ec85" style:font-weight-asian="normal" style:font-weight-complex="normal"/>
    </style:style>
    <style:style style:name="P8" style:family="paragraph" style:parent-style-name="Text_20_body">
      <style:text-properties officeooo:rsid="0707db5c" officeooo:paragraph-rsid="0707db5c"/>
    </style:style>
    <style:style style:name="P9" style:family="paragraph" style:parent-style-name="Text_20_body">
      <style:text-properties officeooo:rsid="070a6954" officeooo:paragraph-rsid="070a6954"/>
    </style:style>
    <style:style style:name="P10" style:family="paragraph" style:parent-style-name="Text_20_body">
      <style:text-properties officeooo:rsid="070b47c9" officeooo:paragraph-rsid="070b47c9"/>
    </style:style>
    <style:style style:name="T1" style:family="text">
      <style:text-properties fo:language="cs" fo:country="CZ"/>
    </style:style>
    <style:style style:name="T2" style:family="text">
      <style:text-properties officeooo:rsid="06e9399d"/>
    </style:style>
    <style:style style:name="T3" style:family="text">
      <style:text-properties officeooo:rsid="06e96be9"/>
    </style:style>
    <style:style style:name="T4" style:family="text">
      <style:text-properties officeooo:rsid="0703e483"/>
    </style:style>
    <style:style style:name="T5" style:family="text">
      <style:text-properties officeooo:rsid="0705ec85"/>
    </style:style>
    <style:style style:name="T6" style:family="text">
      <style:text-properties officeooo:rsid="07087b99"/>
    </style:style>
    <style:style style:name="T7" style:family="text">
      <style:text-properties officeooo:rsid="070a3f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DEA: Dlouhotrvající kouzla <text:span text:style-name="T5">(případně trvalé kouzelné předměty)</text:span></text:p>
      <text:p text:style-name="P2">– <text:span text:style-name="T2">princip by byl využít permanentní magické vlastnosti alchymistických substancí k „zafixování“ účinku kouzla. Používaly by se na to různé magické inkousty, esenciální oleje a tak. Možná i nějaké magické runy.</text:span></text:p>
      <text:p text:style-name="P2">– <text:span text:style-name="T3">kouzlo by šlo zrušit porušením této fyzické komponenty (např. roztržením lístku se zaklínadlem napsaným magickým inkoustem, atp.)</text:span></text:p>
      <text:p text:style-name="P2">/*</text:p>
      <text:p text:style-name="P4">Esenciální oleje</text:p>
      <text:p text:style-name="P4"/>
      <text:p text:style-name="P4">Mandlový olej</text:p>
      <text:p text:style-name="P4">-- nemá žádný efekt kromě toho, že je slabě cítit po mandlích (což může u některých osob vyvolat docela zajímavé reakce).</text:p>
      <text:p text:style-name="P4"/>
      <text:p text:style-name="P4"/>
      <text:p text:style-name="P4">Magické inkousty</text:p>
      <text:p text:style-name="P4"/>
      <text:p text:style-name="P4">Netopýří krev</text:p>
      <text:p text:style-name="P4">Bat's Blood Ink</text:p>
      <text:p text:style-name="P4"/>
      <text:p text:style-name="P4">This magic ink has a long tradition of being used for creating havoc, hexing, binding, cursing, and so forth. It is made from refined dragonsblood resin, real indigo, best quality myrrh, cinnamon bark, gum arabic, organic ethanol, &amp; filtered water.</text:p>
      <text:p text:style-name="P4"><text:soft-page-break/></text:p>
      <text:p text:style-name="P4">Motýlí krev (Šafránový inkoust)</text:p>
      <text:p text:style-name="P4">Butterfly's Blood/Saffron Ink</text:p>
      <text:p text:style-name="P4"/>
      <text:p text:style-name="P4">This magic ink is historically used for writing holy scriptures and for making charms in the Near East. It is made from real saffron, gum arabic, organic ethanol, and filtered water.</text:p>
      <text:p text:style-name="P4"/>
      <text:p text:style-name="P4">Holubí krev</text:p>
      <text:p text:style-name="P4">Dove's Blood Ink</text:p>
      <text:p text:style-name="P4"/>
      <text:p text:style-name="P4">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4"/>
      <text:p text:style-name="P4">Dračí krev</text:p>
      <text:p text:style-name="P4">Dragon's Blood Ink</text:p>
      <text:p text:style-name="P4"/>
      <text:p text:style-name="P4">The classic magic ink, dragon's blood ink adds extra Firepower to amulets and spells. This ink contains high quality dragonsblood resin, opoponax for additional oomph, gum arabic, organic ethanol, and filtered water.</text:p>
      <text:p text:style-name="P2">*/</text:p>
      <text:p text:style-name="P3"><text:soft-page-break/></text:p>
      <text:p text:style-name="P3">+Ledový krystal</text:p>
      <text:p text:style-name="P3">Požadavky: Alchymie 4</text:p>
      <text:p text:style-name="P3">Nástroje: Přenosná souprava</text:p>
      <text:p text:style-name="P3"><text:span text:style-name="T1">Základní suroviny</text:span>: 10 zl</text:p>
      <text:p text:style-name="P3">Speciální suroviny: Krystal akvamarínu (5 zl)</text:p>
      <text:p text:style-name="P3">Tržní cena výrobku: 20 zl</text:p>
      <text:p text:style-name="P3">Celková doba výroby: 6 hodin</text:p>
      <text:p text:style-name="P3">Celková doba magické saturace: 7 dní</text:p>
      <text:p text:style-name="P3">Trvání efektu: Po dobu udržování</text:p>
      <text:p text:style-name="P3">Cena: 1</text:p>
      <text:p text:style-name="P3">-- průsvitný světle modrý krystal velikosti pěsti</text:p>
      <text:p text:style-name="P3">-- Při ponoření do vody sníží svou teplotu až na bod mrazu. Po vyndání se opět zahřeje na teplotu okolí.</text:p>
      <text:p text:style-name="P3">-- vzniká krystalizací z roztoku, krystalizačním jádrem je krystal akvamarínu</text:p>
      <text:p text:style-name="P3"/>
      <text:p text:style-name="P3">+Horký krystal</text:p>
      <text:p text:style-name="P3">/* H<text:span text:style-name="T4">řejivý</text:span> krystal */</text:p>
      <text:p text:style-name="P3">Požadavky: Alchymie 4</text:p>
      <text:p text:style-name="P3">Nástroje: Přenosná souprava</text:p>
      <text:p text:style-name="P3"><text:span text:style-name="T1">Základní suroviny</text:span>: 10 zl</text:p>
      <text:p text:style-name="P3"><text:soft-page-break/>Speciální suroviny: Krystal rubínu (5 zl)</text:p>
      <text:p text:style-name="P3">Tržní cena výrobku: 20 zl</text:p>
      <text:p text:style-name="P3">Celková doba výroby: 6 hodin</text:p>
      <text:p text:style-name="P3">Celková doba magické saturace: 7 dní</text:p>
      <text:p text:style-name="P3">Trvání efektu: Po dobu udržování</text:p>
      <text:p text:style-name="P3">Cena: 1</text:p>
      <text:p text:style-name="P3">-- průsvitný rudý krystal velikosti pěsti</text:p>
      <text:p text:style-name="P3">--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P3">-- vzniká krystalizací z roztoku, krystalizačním jádrem je krystal rubínu</text:p>
      <text:p text:style-name="P5"/>
      <text:p text:style-name="P5"/>
      <text:p text:style-name="P6">+Dýchací skřipka</text:p>
      <text:p text:style-name="P6">Požadavky: Alchymie 3</text:p>
      <text:p text:style-name="P6">Nástroje: Laboratoř</text:p>
      <text:p text:style-name="P6"><text:span text:style-name="T1">Základní suroviny</text:span>: 4 zl</text:p>
      <text:p text:style-name="P6">Speciální suroviny: /* Asi esence vodního a vzdušného živlu (možná by mohl stačit vzdušný) – otázka je, jak se něco takového získává */</text:p>
      <text:p text:style-name="P6">Tržní cena výrobku: 8 zl</text:p>
      <text:p text:style-name="P6"><text:soft-page-break/>Celková doba výroby: 12 hodin</text:p>
      <text:p text:style-name="P6">Celková doba magické saturace: 18 hodin</text:p>
      <text:p text:style-name="P6">Trvání efektu: Po dobu udržování</text:p>
      <text:p text:style-name="P6">Cena: 1</text:p>
      <text:p text:style-name="P6">-- Nasazuje se to na nos, po dobu udržování umožňuje dýchání pod vodou</text:p>
      <text:p text:style-name="P6">-- Možná by to mohlo mít i varianty na filtrování plynných jedů. */</text:p>
      <text:p text:style-name="P8"/>
      <text:p text:style-name="P8">Prsten nehmotnosti</text:p>
      <text:p text:style-name="P8">– vykopává do astrálu s možností se vrátit do fyzického světa (stejně jako lektvar nehmotnosti)</text:p>
      <text:p text:style-name="P8"/>
      <text:p text:style-name="P8">Křišťálová koule</text:p>
      <text:p text:style-name="P8">/* Scrying bowl */</text:p>
      <text:p text:style-name="P8">– sledovací zařízení. Při aktivaci na něco vytvoří magické spojení (na to, na co se dívá ten, kdo ji aktivuje). Následně se na jejím povrchu ukazuje to, co by se na něm odráželo, kdyby byla na místě, kam vede magické spojení</text:p>
      <text:p text:style-name="P8">– <text:span text:style-name="T7">záleží na to, ze které strany se na kouli díváš (respektive s ní můžeš točit, pokud se chceš kouknout „z druhé strany“).</text:span></text:p>
      <text:p text:style-name="P8">– varianta s magickou značkou (umí nahodit spojení na magickou značku)</text:p>
      <text:p text:style-name="P8">Propojené křištálové koule</text:p>
      <text:p text:style-name="P8">/*Varianta palantír */</text:p>
      <text:p text:style-name="P8"><text:soft-page-break/>– dvě koule spojené magickým spojením, každá ukazuje, co se odráží na povrchu druhé)</text:p>
      <text:p text:style-name="P8">– v podstatě varianta s magickou značkou s tím, že značka je napevno na druhé kouli</text:p>
      <text:p text:style-name="P8">– <text:span text:style-name="T6">přenáší i zvuk (na rozdíl od obyč křišťálové koule)</text:span></text:p>
      <text:p text:style-name="P8"/>
      <text:p text:style-name="P9">Létající koberec</text:p>
      <text:p text:style-name="P9">Vzkazové knihy</text:p>
      <text:p text:style-name="P9">Portály</text:p>
      <text:p text:style-name="P10">Detektor astrálních anomálií (potenciálních trhlin do hlubokého astrál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style: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style:paragraph-properties fo:margin-top="0cm" fo:margin-bottom="0.3cm" style:contextual-spacing="false" fo:line-height="125%" fo:text-align="justify" style:justify-single-word="false" fo:orphans="4" fo:widows="4" fo:hyphenation-ladder-count="3" style:page-number="auto" fo:background-color="transparent">
        <style:tab-stops>
          <style:tab-stop style:position="0.499cm"/>
        </style:tab-stops>
        <style:background-image/>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style:paragraph-properties fo:margin-left="0cm" fo:margin-right="0cm" fo:margin-top="0.7cm" fo:margin-bottom="0.199cm" style:contextual-spacing="false" fo:hyphenation-ladder-count="2" fo:text-indent="0cm" style:auto-text-indent="false" style:page-number="auto" fo:background-color="transparent" fo:keep-with-next="always">
        <style:background-image/>
      </style:paragraph-propertie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style:paragraph-properties fo:margin-left="0cm" fo:margin-right="0cm" fo:margin-top="0.801cm" fo:margin-bottom="0.199cm" style:contextual-spacing="false" fo:text-indent="0cm" style:auto-text-indent="false" style:page-number="auto" fo:background-color="transparent" fo:keep-with-next="always">
        <style:background-image/>
      </style:paragraph-propertie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style: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style: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style: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style:paragraph-properties fo:margin-left="0cm" fo:margin-right="0cm" fo:margin-top="0.203cm" fo:margin-bottom="0.102cm" style:contextual-spacing="false" fo:text-indent="0cm" style:auto-text-indent="false" fo:background-color="transparent">
        <style:background-image/>
      </style:paragraph-properties>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background-image/>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style:paragraph-properties fo:margin-top="0cm" fo:margin-bottom="0cm" style:contextual-spacing="false" fo:text-align="start" fo:text-align-last="justify" style:justify-single-word="false" fo:hyphenation-ladder-count="no-limit" style:page-number="auto" fo:background-color="transparent" style:shadow="none" text:number-lines="false" text:line-number="0">
        <style:tab-stops/>
        <style:background-image/>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style: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style: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style: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style: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style: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69c86cb" officeooo:paragraph-rsid="069c86cb"/>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5-08-18T20:35:27.484000000</dc:date>
    <meta:print-date>2113-01-01T00:00:00</meta:print-date>
    <meta:editing-cycles>6875</meta:editing-cycles>
    <meta:editing-duration>P23DT7H6M59S</meta:editing-duration>
    <meta:generator>LibreOffice/4.2.4.2$Windows_x86 LibreOffice_project/63150712c6d317d27ce2db16eb94c2f3d7b699f8</meta:generator>
    <meta:document-statistic meta:table-count="0" meta:image-count="0" meta:object-count="0" meta:page-count="6" meta:paragraph-count="77" meta:word-count="704" meta:character-count="4374" meta:non-whitespace-character-count="3737"/>
  </office:meta>
</office:document-meta>
</file>